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6.2cm"/>
    </style:style>
    <style:style style:name="gr2" style:family="graphic" style:parent-style-name="standard">
      <style:graphic-properties draw:textarea-horizontal-align="justify" draw:textarea-vertical-align="middle" draw:auto-grow-height="false" fo:min-height="2.106cm" fo:min-width="3.69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06cm" fo:min-width="4.19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106cm" fo:min-width="3.692cm"/>
    </style:style>
    <style:style style:name="gr6" style:family="graphic" style:parent-style-name="standard">
      <style:graphic-properties draw:marker-start="Diamond" svg:stroke-linecap="square" draw:textarea-vertical-align="middle"/>
    </style:style>
    <style:style style:name="gr7" style:family="graphic" style:parent-style-name="standard">
      <style:graphic-properties draw:marker-end="Diamond" svg:stroke-linecap="square" draw:textarea-vertical-align="middle"/>
    </style:style>
    <style:style style:name="gr8" style:family="graphic" style:parent-style-name="standard">
      <style:graphic-properties draw:marker-start="Diamond" draw:stroke-linejoin="round" svg:stroke-linecap="squar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0.32cm"/>
    </style:style>
    <style:style style:name="gr10" style:family="graphic" style:parent-style-name="standard">
      <style:graphic-properties draw:marker-end="Triangle_20_unfilled" draw:marker-end-width="0.5cm" draw:textarea-vertical-align="middle"/>
    </style:style>
    <style:style style:name="gr11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standard">
      <style:graphic-properties svg:stroke-color="#000000" draw:marker-start="Diamond" draw:stroke-linejoin="round" svg:stroke-linecap="square" draw:textarea-vertical-align="middle"/>
    </style:style>
    <style:style style:name="gr15" style:family="graphic" style:parent-style-name="standard">
      <style:graphic-properties draw:stroke="dash" draw:stroke-dash="Ultra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dash" draw:stroke-dash="Ultrafine_20_Dashed" draw:textarea-horizontal-align="justify" draw:textarea-vertical-align="middle" draw:auto-grow-height="false" fo:min-height="1.55cm" fo:min-width="9.8cm"/>
    </style:style>
    <style:style style:name="gr18" style:family="graphic" style:parent-style-name="standard">
      <style:graphic-properties draw:stroke="none" svg:stroke-color="#000000" draw:fill="none" draw:fill-color="#ffffff" fo:min-height="1.55cm"/>
    </style:style>
    <style:style style:name="gr19" style:family="graphic" style:parent-style-name="standard">
      <style:graphic-properties svg:stroke-linecap="square" draw:textarea-vertical-align="middle"/>
    </style:style>
    <style:style style:name="P1" style:family="paragraph">
      <style:paragraph-properties fo:margin-top="0.2cm" fo:margin-bottom="0cm"/>
    </style:style>
    <style:style style:name="P2" style:family="paragraph">
      <loext:graphic-properties draw:fill="none" draw:fill-color="#ffffff"/>
      <style:paragraph-properties fo:margin-top="0.2cm" fo:margin-bottom="0cm"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style:use-window-font-color="true"/>
    </style:style>
    <style:style style:name="P9" style:family="paragraph">
      <loext:graphic-properties draw:fill="none" draw:fill-color="#ffffff"/>
      <style:text-properties style:use-window-font-color="true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cm" svg:height="2.4cm" svg:x="5.1cm" svg:y="1.714cm">
          <draw:text-box>
            <text:p text:style-name="P1">Root</text:p>
          </draw:text-box>
        </draw:frame>
        <draw:frame draw:style-name="gr1" draw:text-style-name="P2" draw:layer="layout" svg:width="4.2cm" svg:height="2.4cm" svg:x="7.5cm" svg:y="5.414cm">
          <draw:text-box>
            <text:p text:style-name="P1">SWRoot</text:p>
          </draw:text-box>
        </draw:frame>
        <draw:frame draw:style-name="gr1" draw:text-style-name="P2" draw:layer="layout" svg:width="4.2cm" svg:height="2.4cm" svg:x="2.5cm" svg:y="5.414cm">
          <draw:text-box>
            <text:p text:style-name="P1">HWRoot</text:p>
          </draw:text-box>
        </draw:frame>
        <draw:frame draw:style-name="gr1" draw:text-style-name="P2" draw:layer="layout" svg:width="4.2cm" svg:height="2.4cm" svg:x="12.9cm" svg:y="5.414cm">
          <draw:text-box>
            <text:p text:style-name="P1">Comp</text:p>
            <text:p text:style-name="P1">name</text:p>
          </draw:text-box>
        </draw:frame>
        <draw:frame draw:style-name="gr1" draw:text-style-name="P2" draw:layer="layout" svg:width="4.2cm" svg:height="2.4cm" svg:x="18.3cm" svg:y="5.414cm">
          <draw:text-box>
            <text:p text:style-name="P1">Impl</text:p>
            <text:p text:style-name="P1">name</text:p>
          </draw:text-box>
        </draw:frame>
        <draw:frame draw:style-name="gr1" draw:text-style-name="P2" draw:layer="layout" svg:width="4.2cm" svg:height="2.4cm" svg:x="23.8cm" svg:y="5.414cm">
          <draw:text-box>
            <text:p text:style-name="P1">Mode</text:p>
            <text:p text:style-name="P1">name</text:p>
          </draw:text-box>
        </draw:frame>
        <draw:frame draw:style-name="gr1" draw:text-style-name="P2" draw:layer="layout" svg:width="4.2cm" svg:height="2.4cm" svg:x="21cm" svg:y="10.014cm">
          <draw:text-box>
            <text:p text:style-name="P1">Clause</text:p>
            <text:p text:style-name="P1">comp</text:p>
            <text:p text:style-name="P3">value</text:p>
          </draw:text-box>
        </draw:frame>
        <draw:frame draw:style-name="gr1" draw:text-style-name="P2" draw:layer="layout" svg:width="4.2cm" svg:height="2.4cm" svg:x="18.8cm" svg:y="13.414cm">
          <draw:text-box>
            <text:p text:style-name="P1">ProvClause</text:p>
          </draw:text-box>
        </draw:frame>
        <draw:frame draw:style-name="gr1" draw:text-style-name="P2" draw:layer="layout" svg:width="4.2cm" svg:height="2.4cm" svg:x="23.2cm" svg:y="13.414cm">
          <draw:text-box>
            <text:p text:style-name="P1">ReqClause</text:p>
          </draw:text-box>
        </draw:frame>
        <draw:frame draw:style-name="gr1" draw:text-style-name="P2" draw:layer="layout" svg:width="4.2cm" svg:height="2.4cm" svg:x="2.5cm" svg:y="9.514cm">
          <draw:text-box>
            <text:p text:style-name="P1">ResourceType</text:p>
            <text:p text:style-name="P1">name</text:p>
            <text:p text:style-name="P3">container</text:p>
          </draw:text-box>
        </draw:frame>
        <draw:frame draw:style-name="gr1" draw:text-style-name="P2" draw:layer="layout" svg:width="4.2cm" svg:height="2.4cm" svg:x="2.5cm" svg:y="13.414cm">
          <draw:text-box>
            <text:p text:style-name="P1">Resource</text:p>
            <text:p text:style-name="P1">name</text:p>
            <text:p text:style-name="P3">status</text:p>
          </draw:text-box>
        </draw:frame>
        <draw:frame draw:style-name="gr1" draw:text-style-name="P2" draw:layer="layout" svg:width="4.2cm" svg:height="2.4cm" svg:x="6.7cm" svg:y="17.114cm">
          <draw:text-box>
            <text:p text:style-name="P1">Request</text:p>
            <text:p text:style-name="P1">objective</text:p>
          </draw:text-box>
        </draw:frame>
        <draw:frame draw:style-name="gr1" draw:text-style-name="P2" draw:layer="layout" svg:width="4.7cm" svg:height="2.4cm" svg:x="12.5cm" svg:y="17.114cm">
          <draw:text-box>
            <text:p text:style-name="P1">MetaParameter</text:p>
            <text:p text:style-name="P1">name</text:p>
            <text:p text:style-name="P3">value</text:p>
          </draw:text-box>
        </draw:frame>
        <draw:frame draw:style-name="gr1" draw:text-style-name="P2" draw:layer="layout" svg:width="4.2cm" svg:height="2.4cm" svg:x="11.3cm" svg:y="10.014cm">
          <draw:text-box>
            <text:p text:style-name="P1">Property</text:p>
          </draw:text-box>
        </draw:frame>
        <draw:frame draw:style-name="gr1" draw:text-style-name="P2" draw:layer="layout" svg:width="4.7cm" svg:height="2.4cm" svg:x="8.595cm" svg:y="13.414cm">
          <draw:text-box>
            <text:p text:style-name="P1">RealProperty</text:p>
            <text:p text:style-name="P1">name, unit, kind</text:p>
            <text:p text:style-name="P3">direction, agg</text:p>
          </draw:text-box>
        </draw:frame>
        <draw:frame draw:style-name="gr1" draw:text-style-name="P2" xml:id="id10" draw:id="id10" draw:layer="layout" svg:width="4.2cm" svg:height="2.4cm" svg:x="13.6cm" svg:y="13.414cm">
          <draw:text-box>
            <text:p text:style-name="P1">PropertyRef</text:p>
          </draw:text-box>
        </draw:frame>
        <draw:custom-shape draw:style-name="gr2" draw:text-style-name="P4" xml:id="id1" draw:id="id1" draw:layer="layout" svg:width="4.192cm" svg:height="2.356cm" svg:x="5.101cm" svg:y="1.714cm">
          <draw:glue-point draw:id="4" svg:x="-1.662cm" svg:y="5.106cm"/>
          <draw:glue-point draw:id="5" svg:x="1.677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101cm" svg:y1="2.514cm" svg:x2="9.293cm" svg:y2="2.514cm">
          <text:p/>
        </draw:line>
        <draw:line draw:style-name="gr3" draw:text-style-name="P5" draw:layer="layout" svg:x1="5.101cm" svg:y1="2.616cm" svg:x2="9.293cm" svg:y2="2.616cm">
          <text:p/>
        </draw:line>
        <draw:line draw:style-name="gr3" draw:text-style-name="P5" draw:layer="layout" svg:x1="7.501cm" svg:y1="6.214cm" svg:x2="11.693cm" svg:y2="6.214cm">
          <text:p/>
        </draw:line>
        <draw:line draw:style-name="gr3" draw:text-style-name="P5" draw:layer="layout" svg:x1="7.501cm" svg:y1="6.316cm" svg:x2="11.693cm" svg:y2="6.316cm">
          <text:p/>
        </draw:line>
        <draw:custom-shape draw:style-name="gr2" draw:text-style-name="P4" xml:id="id3" draw:id="id3" draw:layer="layout" svg:width="4.192cm" svg:height="2.356cm" svg:x="2.501cm" svg:y="5.4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.501cm" svg:y1="6.214cm" svg:x2="6.693cm" svg:y2="6.214cm">
          <text:p/>
        </draw:line>
        <draw:line draw:style-name="gr3" draw:text-style-name="P5" draw:layer="layout" svg:x1="2.501cm" svg:y1="6.316cm" svg:x2="6.693cm" svg:y2="6.316cm">
          <text:p/>
        </draw:line>
        <draw:custom-shape draw:style-name="gr2" draw:text-style-name="P4" xml:id="id6" draw:id="id6" draw:layer="layout" svg:width="4.192cm" svg:height="2.356cm" svg:x="12.901cm" svg:y="5.4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2.901cm" svg:y1="6.214cm" svg:x2="17.093cm" svg:y2="6.214cm">
          <text:p/>
        </draw:line>
        <draw:line draw:style-name="gr3" draw:text-style-name="P5" draw:layer="layout" svg:x1="12.901cm" svg:y1="6.316cm" svg:x2="17.093cm" svg:y2="6.316cm">
          <text:p/>
        </draw:line>
        <draw:custom-shape draw:style-name="gr2" draw:text-style-name="P4" xml:id="id7" draw:id="id7" draw:layer="layout" svg:width="4.192cm" svg:height="2.356cm" svg:x="18.301cm" svg:y="5.414cm">
          <draw:glue-point draw:id="4" svg:x="-2.855cm" svg:y="-5cm"/>
          <draw:glue-point draw:id="5" svg:x="2.631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8.301cm" svg:y1="6.214cm" svg:x2="22.493cm" svg:y2="6.214cm">
          <text:p/>
        </draw:line>
        <draw:line draw:style-name="gr3" draw:text-style-name="P5" draw:layer="layout" svg:x1="18.301cm" svg:y1="6.316cm" svg:x2="22.493cm" svg:y2="6.316cm">
          <text:p/>
        </draw:line>
        <draw:custom-shape draw:style-name="gr2" draw:text-style-name="P4" xml:id="id8" draw:id="id8" draw:layer="layout" svg:width="4.192cm" svg:height="2.356cm" svg:x="23.801cm" svg:y="5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3.801cm" svg:y1="6.214cm" svg:x2="27.993cm" svg:y2="6.214cm">
          <text:p/>
        </draw:line>
        <draw:line draw:style-name="gr3" draw:text-style-name="P5" draw:layer="layout" svg:x1="23.801cm" svg:y1="6.316cm" svg:x2="27.993cm" svg:y2="6.316cm">
          <text:p/>
        </draw:line>
        <draw:custom-shape draw:style-name="gr2" draw:text-style-name="P4" xml:id="id12" draw:id="id12" draw:layer="layout" svg:width="4.192cm" svg:height="2.356cm" svg:x="21.001cm" svg:y="10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1.001cm" svg:y1="10.814cm" svg:x2="25.193cm" svg:y2="10.814cm">
          <text:p/>
        </draw:line>
        <draw:line draw:style-name="gr3" draw:text-style-name="P5" draw:layer="layout" svg:x1="21.001cm" svg:y1="10.916cm" svg:x2="25.193cm" svg:y2="10.916cm">
          <text:p/>
        </draw:line>
        <draw:custom-shape draw:style-name="gr2" draw:text-style-name="P4" xml:id="id11" draw:id="id11" draw:layer="layout" svg:width="4.192cm" svg:height="2.356cm" svg:x="18.801cm" svg:y="13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8.801cm" svg:y1="14.214cm" svg:x2="22.993cm" svg:y2="14.214cm">
          <text:p/>
        </draw:line>
        <draw:line draw:style-name="gr3" draw:text-style-name="P5" draw:layer="layout" svg:x1="18.801cm" svg:y1="14.316cm" svg:x2="22.993cm" svg:y2="14.316cm">
          <text:p/>
        </draw:line>
        <draw:custom-shape draw:style-name="gr2" draw:text-style-name="P4" xml:id="id13" draw:id="id13" draw:layer="layout" svg:width="4.192cm" svg:height="2.356cm" svg:x="23.201cm" svg:y="13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3.201cm" svg:y1="14.214cm" svg:x2="27.393cm" svg:y2="14.214cm">
          <text:p/>
        </draw:line>
        <draw:line draw:style-name="gr3" draw:text-style-name="P5" draw:layer="layout" svg:x1="23.201cm" svg:y1="14.316cm" svg:x2="27.393cm" svg:y2="14.316cm">
          <text:p/>
        </draw:line>
        <draw:custom-shape draw:style-name="gr2" draw:text-style-name="P4" xml:id="id16" draw:id="id16" draw:layer="layout" svg:width="4.192cm" svg:height="2.356cm" svg:x="2.501cm" svg:y="9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.501cm" svg:y1="10.314cm" svg:x2="6.693cm" svg:y2="10.314cm">
          <text:p/>
        </draw:line>
        <draw:line draw:style-name="gr3" draw:text-style-name="P5" draw:layer="layout" svg:x1="2.501cm" svg:y1="10.416cm" svg:x2="6.693cm" svg:y2="10.416cm">
          <text:p/>
        </draw:line>
        <draw:custom-shape draw:style-name="gr2" draw:text-style-name="P4" xml:id="id15" draw:id="id15" draw:layer="layout" svg:width="4.192cm" svg:height="2.356cm" svg:x="2.501cm" svg:y="13.4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.501cm" svg:y1="14.214cm" svg:x2="6.693cm" svg:y2="14.214cm">
          <text:p/>
        </draw:line>
        <draw:line draw:style-name="gr3" draw:text-style-name="P5" draw:layer="layout" svg:x1="2.501cm" svg:y1="14.316cm" svg:x2="6.693cm" svg:y2="14.316cm">
          <text:p/>
        </draw:line>
        <draw:custom-shape draw:style-name="gr2" draw:text-style-name="P4" xml:id="id18" draw:id="id18" draw:layer="layout" svg:width="4.192cm" svg:height="2.356cm" svg:x="6.701cm" svg:y="1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701cm" svg:y1="17.914cm" svg:x2="10.893cm" svg:y2="17.914cm">
          <text:p/>
        </draw:line>
        <draw:line draw:style-name="gr3" draw:text-style-name="P5" draw:layer="layout" svg:x1="6.701cm" svg:y1="18.016cm" svg:x2="10.893cm" svg:y2="18.016cm">
          <text:p/>
        </draw:line>
        <draw:custom-shape draw:style-name="gr4" draw:text-style-name="P4" xml:id="id19" draw:id="id19" draw:layer="layout" svg:width="4.691cm" svg:height="2.356cm" svg:x="12.501cm" svg:y="1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2.501cm" svg:y1="17.914cm" svg:x2="17.192cm" svg:y2="17.914cm">
          <text:p/>
        </draw:line>
        <draw:line draw:style-name="gr3" draw:text-style-name="P5" draw:layer="layout" svg:x1="12.501cm" svg:y1="18.016cm" svg:x2="17.192cm" svg:y2="18.016cm">
          <text:p/>
        </draw:line>
        <draw:custom-shape draw:style-name="gr2" draw:text-style-name="P4" xml:id="id9" draw:id="id9" draw:layer="layout" svg:width="4.192cm" svg:height="2.356cm" svg:x="11.301cm" svg:y="10.0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301cm" svg:y1="10.814cm" svg:x2="15.493cm" svg:y2="10.814cm">
          <text:p/>
        </draw:line>
        <draw:line draw:style-name="gr3" draw:text-style-name="P5" draw:layer="layout" svg:x1="11.301cm" svg:y1="10.916cm" svg:x2="15.493cm" svg:y2="10.916cm">
          <text:p/>
        </draw:line>
        <draw:custom-shape draw:style-name="gr4" draw:text-style-name="P4" xml:id="id5" draw:id="id5" draw:layer="layout" svg:width="4.691cm" svg:height="2.356cm" svg:x="8.596cm" svg:y="13.4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596cm" svg:y1="14.214cm" svg:x2="13.287cm" svg:y2="14.214cm">
          <text:p/>
        </draw:line>
        <draw:line draw:style-name="gr3" draw:text-style-name="P5" draw:layer="layout" svg:x1="8.596cm" svg:y1="14.316cm" svg:x2="13.287cm" svg:y2="14.316cm">
          <text:p/>
        </draw:line>
        <draw:custom-shape draw:style-name="gr2" draw:text-style-name="P4" xml:id="id21" draw:id="id21" draw:layer="layout" svg:width="4.192cm" svg:height="2.356cm" svg:x="13.601cm" svg:y="13.4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3.601cm" svg:y1="14.214cm" svg:x2="17.793cm" svg:y2="14.214cm">
          <text:p/>
        </draw:line>
        <draw:line draw:style-name="gr3" draw:text-style-name="P5" draw:layer="layout" svg:x1="13.601cm" svg:y1="14.316cm" svg:x2="17.793cm" svg:y2="14.316cm">
          <text:p/>
        </draw:line>
        <draw:custom-shape draw:style-name="gr5" draw:text-style-name="P5" xml:id="id2" draw:id="id2" draw:layer="layout" svg:width="4.192cm" svg:height="2.356cm" svg:x="7.501cm" svg:y="5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7.899cm" svg:y1="4.07cm" svg:x2="9.597cm" svg:y2="5.414cm" draw:start-shape="id1" draw:start-glue-point="5" draw:end-shape="id2" svg:d="M7899 4070v672h1698v672" svg:viewBox="0 0 1699 1345">
          <text:p/>
        </draw:connector>
        <draw:connector draw:style-name="gr6" draw:text-style-name="P4" draw:layer="layout" svg:x1="6.501cm" svg:y1="4.07cm" svg:x2="4.597cm" svg:y2="5.414cm" draw:start-shape="id1" draw:start-glue-point="4" draw:end-shape="id3" svg:d="M6501 4070v672h-1904v672" svg:viewBox="0 0 1905 1345">
          <text:p/>
        </draw:connector>
        <draw:connector draw:style-name="gr7" draw:text-style-name="P4" draw:layer="layout" svg:x1="1.9cm" svg:y1="2.891cm" svg:x2="5.101cm" svg:y2="2.892cm" draw:start-shape="id4" draw:start-glue-point="1" draw:end-shape="id1" svg:d="M1900 2891h1601v1h1600" svg:viewBox="0 0 3202 2">
          <text:p/>
        </draw:connector>
        <draw:connector draw:style-name="gr8" draw:text-style-name="P4" draw:layer="layout" svg:x1="9.597cm" svg:y1="7.77cm" svg:x2="9.596cm" svg:y2="13.414cm" draw:start-shape="id2" draw:start-glue-point="2" draw:end-shape="id5" draw:end-glue-point="4" svg:d="M9597 7770v2822h-1v2822" svg:viewBox="0 0 2 5645">
          <text:p/>
        </draw:connector>
        <draw:frame draw:style-name="gr9" draw:text-style-name="P6" draw:layer="layout" svg:width="0.7cm" svg:height="0.562cm" svg:x="9cm" svg:y="12.914cm">
          <draw:text-box>
            <text:p text:style-name="P4">*</text:p>
          </draw:text-box>
        </draw:frame>
        <draw:connector draw:style-name="gr6" draw:text-style-name="P4" draw:layer="layout" svg:x1="11.693cm" svg:y1="6.592cm" svg:x2="12.901cm" svg:y2="6.592cm" draw:start-shape="id2" draw:start-glue-point="1" draw:end-shape="id6" draw:end-glue-point="3" svg:d="M11693 6592h1208" svg:viewBox="0 0 1209 1">
          <text:p/>
        </draw:connector>
        <draw:frame draw:style-name="gr9" draw:text-style-name="P6" draw:layer="layout" svg:width="0.7cm" svg:height="0.562cm" svg:x="12.3cm" svg:y="6.514cm">
          <draw:text-box>
            <text:p text:style-name="P4">*</text:p>
          </draw:text-box>
        </draw:frame>
        <draw:connector draw:style-name="gr6" draw:text-style-name="P4" draw:layer="layout" svg:x1="17.093cm" svg:y1="6.592cm" svg:x2="18.301cm" svg:y2="6.592cm" draw:start-shape="id6" draw:end-shape="id7" draw:end-glue-point="3" svg:d="M17093 6592h1208" svg:viewBox="0 0 1209 1">
          <text:p/>
        </draw:connector>
        <draw:frame draw:style-name="gr9" draw:text-style-name="P7" draw:layer="layout" svg:width="0.7cm" svg:height="0.562cm" svg:x="17.701cm" svg:y="6.514cm">
          <draw:text-box>
            <text:p text:style-name="P4">*</text:p>
          </draw:text-box>
        </draw:frame>
        <draw:connector draw:style-name="gr6" draw:text-style-name="P4" draw:layer="layout" svg:x1="22.493cm" svg:y1="6.592cm" svg:x2="23.801cm" svg:y2="6.592cm" draw:start-shape="id7" draw:start-glue-point="1" draw:end-shape="id8" svg:d="M22493 6592h1308" svg:viewBox="0 0 1309 1">
          <text:p/>
        </draw:connector>
        <draw:frame draw:style-name="gr9" draw:text-style-name="P7" draw:layer="layout" svg:width="0.7cm" svg:height="0.562cm" svg:x="23.2cm" svg:y="6.514cm">
          <draw:text-box>
            <text:p text:style-name="P4">*</text:p>
          </draw:text-box>
        </draw:frame>
        <draw:connector draw:style-name="gr8" draw:text-style-name="P4" draw:layer="layout" svg:x1="14.997cm" svg:y1="7.77cm" svg:x2="13.397cm" svg:y2="10.014cm" draw:start-shape="id6" draw:start-glue-point="2" draw:end-shape="id9" svg:d="M14997 7770v1122h-1600v1122" svg:viewBox="0 0 1601 2245">
          <text:p/>
        </draw:connector>
        <draw:frame draw:style-name="gr9" draw:text-style-name="P6" draw:layer="layout" svg:width="0.7cm" svg:height="0.562cm" svg:x="12.8cm" svg:y="9.552cm">
          <draw:text-box>
            <text:p text:style-name="P4">*</text:p>
          </draw:text-box>
        </draw:frame>
        <draw:connector draw:style-name="gr10" draw:text-style-name="P4" draw:layer="layout" draw:line-skew="0.122cm" svg:x1="10.941cm" svg:y1="13.414cm" svg:x2="13.397cm" svg:y2="12.37cm" draw:start-shape="id5" draw:start-glue-point="0" draw:end-shape="id9" draw:end-glue-point="2" svg:d="M10941 13414v-400h2456v-644" svg:viewBox="0 0 2457 1045">
          <text:p/>
        </draw:connector>
        <draw:connector draw:style-name="gr10" draw:text-style-name="P4" draw:layer="layout" draw:line-skew="0.109cm" svg:x1="15.7cm" svg:y1="13.414cm" svg:x2="13.397cm" svg:y2="12.37cm" draw:start-shape="id10" draw:end-shape="id9" draw:end-glue-point="2" svg:d="M15700 13414v-400h-2303v-644" svg:viewBox="0 0 2304 1045">
          <text:p/>
        </draw:connector>
        <draw:connector draw:style-name="gr10" draw:text-style-name="P4" draw:layer="layout" draw:line-skew="0.122cm" svg:x1="20.897cm" svg:y1="13.414cm" svg:x2="23.097cm" svg:y2="12.37cm" draw:start-shape="id11" draw:start-glue-point="0" draw:end-shape="id12" draw:end-glue-point="2" svg:d="M20897 13414v-400h2200v-644" svg:viewBox="0 0 2201 1045">
          <text:p/>
        </draw:connector>
        <draw:connector draw:style-name="gr10" draw:text-style-name="P4" draw:layer="layout" draw:line-skew="0.122cm" svg:x1="25.297cm" svg:y1="13.414cm" svg:x2="23.097cm" svg:y2="12.37cm" draw:start-shape="id13" draw:start-glue-point="0" draw:end-shape="id12" draw:end-glue-point="2" svg:d="M25297 13414v-400h-2200v-644" svg:viewBox="0 0 2201 1045">
          <text:p/>
        </draw:connector>
        <draw:connector draw:style-name="gr11" draw:text-style-name="P4" draw:layer="layout" svg:x1="14.997cm" svg:y1="5.414cm" svg:x2="19.201cm" svg:y2="5.414cm" draw:start-shape="id6" draw:start-glue-point="0" draw:end-shape="id7" draw:end-glue-point="4" svg:d="M14997 5414v-525h4204v525" svg:viewBox="0 0 4205 526">
          <text:p/>
        </draw:connector>
        <draw:frame draw:style-name="gr12" draw:text-style-name="P6" draw:layer="layout" svg:width="3.978cm" svg:height="0.886cm" svg:x="15.1cm" svg:y="4.028cm">
          <draw:text-box>
            <text:p>selected-impl</text:p>
          </draw:text-box>
        </draw:frame>
        <draw:connector draw:style-name="gr11" draw:text-style-name="P4" draw:layer="layout" svg:x1="21.499cm" svg:y1="5.414cm" svg:x2="25.897cm" svg:y2="5.414cm" draw:start-shape="id7" draw:start-glue-point="5" draw:end-shape="id8" draw:end-glue-point="0" svg:d="M21499 5414v-525h4398v525" svg:viewBox="0 0 4399 526">
          <text:p/>
        </draw:connector>
        <draw:frame draw:style-name="gr12" draw:text-style-name="P6" draw:layer="layout" svg:width="4.342cm" svg:height="0.886cm" svg:x="21.5cm" svg:y="4.028cm">
          <draw:text-box>
            <text:p>selected-mode</text:p>
          </draw:text-box>
        </draw:frame>
        <draw:connector draw:style-name="gr13" draw:text-style-name="P4" draw:layer="layout" draw:line-skew="-0.276cm" svg:x1="13.8cm" svg:y1="1.301cm" svg:x2="2.501cm" svg:y2="14.592cm" draw:start-shape="id14" draw:start-glue-point="3" draw:end-shape="id15" draw:end-glue-point="3" svg:d="M13800 1301h-12100v13291h801" svg:viewBox="0 0 12101 13292">
          <text:p/>
        </draw:connector>
        <draw:connector draw:style-name="gr8" draw:text-style-name="P4" draw:layer="layout" svg:x1="25.897cm" svg:y1="7.77cm" svg:x2="23.097cm" svg:y2="10.014cm" draw:start-shape="id8" draw:start-glue-point="2" draw:end-shape="id12" draw:end-glue-point="0" svg:d="M25897 7770v1122h-2800v1122" svg:viewBox="0 0 2801 2245">
          <text:p/>
        </draw:connector>
        <draw:frame draw:style-name="gr9" draw:text-style-name="P6" draw:layer="layout" svg:width="0.7cm" svg:height="0.562cm" svg:x="22.503cm" svg:y="9.552cm">
          <draw:text-box>
            <text:p text:style-name="P4">*</text:p>
          </draw:text-box>
        </draw:frame>
        <draw:connector draw:style-name="gr11" draw:text-style-name="P4" draw:layer="layout" svg:x1="21.001cm" svg:y1="11.192cm" svg:x2="15.493cm" svg:y2="11.192cm" draw:start-shape="id12" draw:start-glue-point="3" draw:end-shape="id9" svg:d="M21001 11192h-5508" svg:viewBox="0 0 5509 1">
          <text:p/>
        </draw:connector>
        <draw:frame draw:style-name="gr12" draw:text-style-name="P6" draw:layer="layout" svg:width="3.474cm" svg:height="0.886cm" svg:x="16.722cm" svg:y="10.314cm">
          <draw:text-box>
            <text:p>return-type</text:p>
          </draw:text-box>
        </draw:frame>
        <draw:connector draw:style-name="gr8" draw:text-style-name="P4" draw:layer="layout" draw:line-skew="-1.578cm -0.076cm" svg:x1="3.101cm" svg:y1="7.77cm" svg:x2="2.501cm" svg:y2="13.715cm" draw:start-shape="id3" draw:start-glue-point="4" draw:end-shape="id15" draw:end-glue-point="4" svg:d="M3101 7770v1244h-1201v4701h601" svg:viewBox="0 0 1202 5946">
          <text:p/>
        </draw:connector>
        <draw:connector draw:style-name="gr8" draw:text-style-name="P4" draw:layer="layout" svg:x1="4.597cm" svg:y1="7.77cm" svg:x2="4.597cm" svg:y2="9.514cm" draw:start-shape="id3" draw:end-shape="id16" draw:end-glue-point="0" svg:d="M4597 7770v1744" svg:viewBox="0 0 1 1745">
          <text:p/>
        </draw:connector>
        <draw:frame draw:style-name="gr9" draw:text-style-name="P6" draw:layer="layout" svg:width="0.7cm" svg:height="0.562cm" svg:x="1.9cm" svg:y="13.652cm">
          <draw:text-box>
            <text:p text:style-name="P4">*</text:p>
          </draw:text-box>
        </draw:frame>
        <draw:frame draw:style-name="gr9" draw:text-style-name="P6" draw:layer="layout" svg:width="0.7cm" svg:height="0.562cm" svg:x="4cm" svg:y="9.052cm">
          <draw:text-box>
            <text:p text:style-name="P4">*</text:p>
          </draw:text-box>
        </draw:frame>
        <draw:connector draw:style-name="gr11" draw:text-style-name="P4" draw:layer="layout" svg:x1="4.597cm" svg:y1="13.414cm" svg:x2="4.597cm" svg:y2="11.87cm" draw:start-shape="id15" draw:end-shape="id16" draw:end-glue-point="2" svg:d="M4597 13414v-1544" svg:viewBox="0 0 1 1545">
          <text:p/>
        </draw:connector>
        <draw:frame draw:style-name="gr12" draw:text-style-name="P6" draw:layer="layout" svg:width="1.653cm" svg:height="0.886cm" svg:x="4.447cm" svg:y="12.228cm">
          <draw:text-box>
            <text:p>type</text:p>
          </draw:text-box>
        </draw:frame>
        <draw:connector draw:style-name="gr8" draw:text-style-name="P4" draw:layer="layout" svg:x1="6.693cm" svg:y1="10.692cm" svg:x2="8.596cm" svg:y2="14.592cm" draw:start-shape="id16" draw:start-glue-point="1" draw:end-shape="id5" svg:d="M6693 10692h951v3900h952" svg:viewBox="0 0 1904 3901">
          <text:p/>
        </draw:connector>
        <draw:frame draw:style-name="gr9" draw:text-style-name="P6" draw:layer="layout" svg:width="0.7cm" svg:height="0.562cm" svg:x="8cm" svg:y="14.552cm">
          <draw:text-box>
            <text:p text:style-name="P4">*</text:p>
          </draw:text-box>
        </draw:frame>
        <draw:connector draw:style-name="gr14" draw:text-style-name="P4" draw:layer="layout" svg:x1="6.693cm" svg:y1="13.815cm" svg:x2="7.435cm" svg:y2="13.815cm" draw:start-shape="id15" draw:start-glue-point="8" draw:end-shape="id17" draw:end-glue-point="3" svg:d="M6693 13815h742" svg:viewBox="0 0 743 1">
          <text:p/>
        </draw:connector>
        <draw:frame draw:style-name="gr9" draw:text-style-name="P6" draw:layer="layout" svg:width="0.7cm" svg:height="0.562cm" svg:x="10.7cm" svg:y="10.714cm">
          <draw:text-box>
            <text:p text:style-name="P4">*</text:p>
          </draw:text-box>
        </draw:frame>
        <draw:connector draw:style-name="gr8" draw:text-style-name="P4" draw:layer="layout" draw:line-skew="0.219cm" svg:x1="5.799cm" svg:y1="15.77cm" svg:x2="3.101cm" svg:y2="15.77cm" draw:start-shape="id15" draw:start-glue-point="6" draw:end-shape="id15" draw:end-glue-point="7" svg:d="M5799 15770v744h-2698v-744" svg:viewBox="0 0 2699 745">
          <text:p/>
        </draw:connector>
        <draw:frame draw:style-name="gr9" draw:text-style-name="P6" draw:layer="layout" svg:width="0.7cm" svg:height="0.562cm" svg:x="2.5cm" svg:y="15.714cm">
          <draw:text-box>
            <text:p text:style-name="P4">*</text:p>
          </draw:text-box>
        </draw:frame>
        <draw:frame draw:style-name="gr12" draw:text-style-name="P6" draw:layer="layout" svg:width="4.071cm" svg:height="0.886cm" svg:x="2.5cm" svg:y="16.528cm">
          <draw:text-box>
            <text:p>SubResources</text:p>
          </draw:text-box>
        </draw:frame>
        <draw:frame draw:style-name="gr12" draw:text-style-name="P6" draw:layer="layout" svg:width="4.071cm" svg:height="0.886cm" draw:transform="rotate (-1.5707963267949) translate (2.6cm 9.328cm)">
          <draw:text-box>
            <text:p>SubResources</text:p>
          </draw:text-box>
        </draw:frame>
        <draw:frame draw:style-name="gr12" draw:text-style-name="P9" draw:layer="layout" svg:width="3.757cm" svg:height="0.886cm" svg:x="16.6cm" svg:y="1.314cm">
          <draw:text-box>
            <text:p text:style-name="P8">deployed-on</text:p>
          </draw:text-box>
        </draw:frame>
        <draw:connector draw:style-name="gr8" draw:text-style-name="P4" draw:layer="layout" draw:line-skew="-5.047cm -0.181cm" svg:x1="6.693cm" svg:y1="15.213cm" svg:x2="20.897cm" svg:y2="15.77cm" draw:start-shape="id15" draw:start-glue-point="9" draw:end-shape="id11" draw:end-glue-point="2" svg:d="M6693 15213h1007v901h13197v-344" svg:viewBox="0 0 14205 902">
          <text:p/>
        </draw:connector>
        <draw:frame draw:style-name="gr9" draw:text-style-name="P6" draw:layer="layout" svg:width="0.7cm" svg:height="0.562cm" svg:x="20.8cm" svg:y="15.714cm">
          <draw:text-box>
            <text:p text:style-name="P4">*</text:p>
          </draw:text-box>
        </draw:frame>
        <draw:connector draw:style-name="gr6" draw:text-style-name="P4" draw:layer="layout" svg:x1="10.893cm" svg:y1="18.292cm" svg:x2="12.501cm" svg:y2="18.292cm" draw:start-shape="id18" draw:end-shape="id19" draw:end-glue-point="3" svg:d="M10893 18292h1608" svg:viewBox="0 0 1609 1">
          <text:p/>
        </draw:connector>
        <draw:frame draw:style-name="gr9" draw:text-style-name="P6" draw:layer="layout" svg:width="0.7cm" svg:height="0.562cm" svg:x="11.9cm" svg:y="18.252cm">
          <draw:text-box>
            <text:p text:style-name="P4">*</text:p>
          </draw:text-box>
        </draw:frame>
        <draw:connector draw:style-name="gr15" draw:text-style-name="P4" draw:layer="layout" svg:x1="20.397cm" svg:y1="7.77cm" svg:x2="16.599cm" svg:y2="7.77cm" draw:start-shape="id7" draw:end-shape="id6" draw:end-glue-point="4" svg:d="M20397 7770v525h-3798v-525" svg:viewBox="0 0 3799 526">
          <text:p/>
        </draw:connector>
        <draw:frame draw:style-name="gr12" draw:text-style-name="P6" draw:layer="layout" svg:width="3.046cm" svg:height="0.886cm" svg:x="16.954cm" svg:y="8.314cm">
          <draw:text-box>
            <text:p text:style-name="P3">reqcomps</text:p>
          </draw:text-box>
        </draw:frame>
        <draw:frame draw:style-name="gr9" draw:text-style-name="P10" draw:layer="layout" svg:width="0.7cm" svg:height="0.562cm" svg:x="15.9cm" svg:y="7.714cm">
          <draw:text-box>
            <text:p text:style-name="P4"><text:span text:style-name="T1">*</text:span></text:p>
          </draw:text-box>
        </draw:frame>
        <draw:connector draw:style-name="gr11" draw:text-style-name="P4" draw:layer="layout" draw:line-skew="-3.789cm" svg:x1="28.3cm" svg:y1="17.7cm" svg:x2="14.001cm" svg:y2="5.414cm" draw:start-shape="id20" draw:start-glue-point="1" draw:end-shape="id6" draw:end-glue-point="5" svg:d="M28300 17700v-16600h-14299v4314" svg:viewBox="0 0 14300 16601">
          <text:p/>
        </draw:connector>
        <draw:frame draw:style-name="gr12" draw:text-style-name="P6" draw:layer="layout" svg:width="2.034cm" svg:height="0.886cm" svg:x="6.9cm" svg:y="19.314cm">
          <draw:text-box>
            <text:p>target</text:p>
          </draw:text-box>
        </draw:frame>
        <draw:connector draw:style-name="gr8" draw:text-style-name="P4" draw:layer="layout" svg:x1="8.797cm" svg:y1="17.114cm" svg:x2="25.297cm" svg:y2="15.77cm" draw:start-shape="id18" draw:start-glue-point="0" draw:end-shape="id13" draw:end-glue-point="2" svg:d="M8797 17114v-672h16500v-672" svg:viewBox="0 0 16501 1345">
          <text:p/>
        </draw:connector>
        <draw:frame draw:style-name="gr9" draw:text-style-name="P6" draw:layer="layout" svg:width="0.7cm" svg:height="0.562cm" svg:x="25.2cm" svg:y="15.714cm">
          <draw:text-box>
            <text:p text:style-name="P4">*</text:p>
          </draw:text-box>
        </draw:frame>
        <draw:frame draw:style-name="gr12" draw:text-style-name="P6" draw:layer="layout" svg:width="3.402cm" svg:height="0.886cm" svg:x="20.6cm" svg:y="16.414cm">
          <draw:text-box>
            <text:p>Constraints</text:p>
          </draw:text-box>
        </draw:frame>
        <draw:connector draw:style-name="gr11" draw:text-style-name="P4" draw:layer="layout" svg:x1="17.099cm" svg:y1="13.414cm" svg:x2="15.493cm" svg:y2="11.999cm" draw:start-shape="id21" draw:start-glue-point="4" draw:end-shape="id9" draw:end-glue-point="4" svg:d="M17099 13414v-1415h-1606" svg:viewBox="0 0 1607 1416">
          <text:p/>
        </draw:connector>
        <draw:frame draw:style-name="gr12" draw:text-style-name="P6" draw:layer="layout" svg:width="1.217cm" svg:height="0.886cm" svg:x="16.983cm" svg:y="12.1cm">
          <draw:text-box>
            <text:p>ref</text:p>
          </draw:text-box>
        </draw:frame>
        <draw:frame draw:style-name="gr9" draw:text-style-name="P11" draw:layer="layout" svg:width="0.689cm" svg:height="0.554cm" svg:x="4cm" svg:y="4.804cm">
          <draw:text-box>
            <text:p text:style-name="P4"><text:span text:style-name="T2">1</text:span></text:p>
          </draw:text-box>
        </draw:frame>
        <draw:frame draw:style-name="gr9" draw:text-style-name="P12" draw:layer="layout" svg:width="0.689cm" svg:height="0.554cm" svg:x="9.511cm" svg:y="4.804cm">
          <draw:text-box>
            <text:p text:style-name="P4"><text:span text:style-name="T2">1</text:span></text:p>
          </draw:text-box>
        </draw:frame>
        <draw:frame draw:style-name="gr9" draw:text-style-name="P12" draw:layer="layout" svg:width="0.7cm" svg:height="0.562cm" svg:x="6.1cm" svg:y="17.638cm">
          <draw:text-box>
            <text:p text:style-name="P4"><text:span text:style-name="T2">1</text:span></text:p>
          </draw:text-box>
        </draw:frame>
        <draw:line draw:style-name="gr3" draw:text-style-name="P5" xml:id="id20" draw:id="id20" draw:layer="layout" svg:x1="17.7cm" svg:y1="17.7cm" svg:x2="28.3cm" svg:y2="17.7cm">
          <text:p/>
        </draw:line>
        <draw:connector draw:style-name="gr16" draw:text-style-name="P4" draw:layer="layout" draw:line-skew="-0.195cm" svg:x1="17.7cm" svg:y1="17.7cm" svg:x2="8.797cm" svg:y2="19.47cm" draw:start-shape="id20" draw:start-glue-point="3" draw:end-shape="id18" draw:end-glue-point="2" svg:d="M17700 17700v2100h-8903v-330" svg:viewBox="0 0 8904 2101">
          <text:p/>
        </draw:connector>
        <draw:custom-shape draw:style-name="gr17" draw:text-style-name="P4" draw:layer="layout" svg:width="10.3cm" svg:height="1.8cm" svg:x="18cm" svg:y="18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0.3cm" svg:height="1.8cm" svg:x="18cm" svg:y="18cm">
          <draw:text-box>
            <text:p><text:tab/> AST structure<text:tab/><text:tab/><text:tab/>RAG</text:p>
            <text:p text:style-name="P1"><text:tab/> „RAG-List“<text:tab/><text:tab/><text:tab/>Subclass</text:p>
          </draw:text-box>
        </draw:frame>
        <draw:connector draw:style-name="gr15" draw:text-style-name="P4" draw:layer="layout" svg:x1="18.2cm" svg:y1="19.2cm" svg:x2="19.5cm" svg:y2="19.2cm" svg:d="M18200 19200h1300" svg:viewBox="0 0 1301 1">
          <text:p/>
        </draw:connector>
        <draw:connector draw:style-name="gr6" draw:text-style-name="P4" draw:layer="layout" svg:x1="18.1cm" svg:y1="18.34cm" svg:x2="19.4cm" svg:y2="18.34cm" svg:d="M18100 18340h1300" svg:viewBox="0 0 1301 1">
          <text:p/>
        </draw:connector>
        <draw:frame draw:style-name="gr9" draw:text-style-name="P6" draw:layer="layout" svg:width="0.577cm" svg:height="0.562cm" svg:x="18.83cm" svg:y="18.2cm">
          <draw:text-box>
            <text:p text:style-name="P4"><text:span text:style-name="T3">n</text:span></text:p>
          </draw:text-box>
        </draw:frame>
        <draw:connector draw:style-name="gr11" draw:text-style-name="P4" draw:layer="layout" svg:x1="24.282cm" svg:y1="18.401cm" svg:x2="25.582cm" svg:y2="18.4cm" svg:d="M24282 18401h650v-1h650" svg:viewBox="0 0 1301 2">
          <text:p/>
        </draw:connector>
        <draw:connector draw:style-name="gr10" draw:text-style-name="P4" draw:layer="layout" svg:x1="24.313cm" svg:y1="19.3cm" svg:x2="25.6cm" svg:y2="19.3cm" svg:d="M24313 19300h1287" svg:viewBox="0 0 1288 1">
          <text:p/>
        </draw:connector>
        <draw:frame draw:style-name="gr9" draw:text-style-name="P13" draw:layer="layout" svg:width="0.7cm" svg:height="0.562cm" svg:x="18.9cm" svg:y="19.2cm">
          <draw:text-box>
            <text:p text:style-name="P4"><text:span text:style-name="T3">*</text:span></text:p>
          </draw:text-box>
        </draw:frame>
        <draw:circle draw:style-name="gr19" draw:text-style-name="P4" xml:id="id14" draw:id="id14" draw:layer="layout" svg:width="0.4cm" svg:height="0.4cm" svg:x="13.8cm" svg:y="1.101cm" draw:kind="arc" draw:start-angle="179.7" draw:end-angle="0.4">
          <text:p/>
        </draw:circle>
        <draw:connector draw:style-name="gr16" draw:text-style-name="P4" draw:layer="layout" svg:x1="14.2cm" svg:y1="1.301cm" svg:x2="20.397cm" svg:y2="5.414cm" draw:start-shape="id14" draw:start-glue-point="1" draw:end-shape="id7" draw:end-glue-point="0" svg:d="M14200 1301h6197v4113" svg:viewBox="0 0 6198 4114">
          <text:p/>
        </draw:connector>
        <draw:circle draw:style-name="gr19" draw:text-style-name="P4" xml:id="id4" draw:id="id4" draw:layer="layout" svg:width="0.4cm" svg:height="0.4cm" svg:x="1.5cm" svg:y="2.691cm" draw:kind="arc" draw:start-angle="179.7" draw:end-angle="0.4">
          <text:p/>
        </draw:circle>
        <draw:connector draw:style-name="gr16" draw:text-style-name="P4" draw:layer="layout" draw:line-skew="0.225cm" svg:x1="1.5cm" svg:y1="2.891cm" svg:x2="6.701cm" svg:y2="18.292cm" draw:start-shape="id4" draw:start-glue-point="3" draw:end-shape="id18" svg:d="M1500 2891h-300v15401h5501" svg:viewBox="0 0 5502 15402">
          <text:p/>
        </draw:connector>
        <draw:circle draw:style-name="gr19" draw:text-style-name="P4" xml:id="id17" draw:id="id17" draw:layer="layout" svg:width="0.4cm" svg:height="0.4cm" svg:x="7.435cm" svg:y="13.615cm" draw:kind="arc" draw:start-angle="179.7" draw:end-angle="0.4">
          <text:p/>
        </draw:circle>
        <draw:circle draw:style-name="gr19" draw:text-style-name="P4" xml:id="id22" draw:id="id22" draw:layer="layout" svg:width="0.4cm" svg:height="0.4cm" svg:x="9.4cm" svg:y="10.994cm" draw:kind="arc" draw:start-angle="179.7" draw:end-angle="0.4">
          <text:p/>
        </draw:circle>
        <draw:connector draw:style-name="gr16" draw:text-style-name="P4" draw:layer="layout" svg:x1="9.8cm" svg:y1="11.194cm" svg:x2="11.301cm" svg:y2="11.192cm" draw:start-shape="id22" draw:start-glue-point="1" draw:end-shape="id9" svg:d="M9800 11194h751v-2h750" svg:viewBox="0 0 1502 3">
          <text:p/>
        </draw:connector>
        <draw:connector draw:style-name="gr16" draw:text-style-name="P4" draw:layer="layout" draw:line-skew="-0.218cm" svg:x1="7.835cm" svg:y1="13.815cm" svg:x2="9.4cm" svg:y2="11.194cm" draw:start-shape="id17" draw:start-glue-point="1" draw:end-shape="id22" draw:end-glue-point="3" svg:d="M7835 13815h565v-2621h1000" svg:viewBox="0 0 1566 26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linecap="butt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04:07.433107574</meta:creation-date>
    <dc:date>2015-08-31T16:08:32.298376406</dc:date>
    <meta:editing-duration>PT5H3M53S</meta:editing-duration>
    <meta:editing-cycles>38</meta:editing-cycles>
    <meta:generator>LibreOffice/4.4.5.2$Linux_X86_64 LibreOffice_project/40$Build-2</meta:generator>
    <dc:creator>René Schöne</dc:creator>
    <meta:document-statistic meta:object-count="140"/>
  </office:meta>
</office:document-meta>
</file>